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553cm" fo:margin-left="0cm" fo:margin-right="0.254cm" table:align="margins"/>
    </style:style>
    <style:style style:name="Таблица1.A" style:family="table-column">
      <style:table-column-properties style:column-width="9.751cm" style:rel-column-width="34442*"/>
    </style:style>
    <style:style style:name="Таблица1.B" style:family="table-column">
      <style:table-column-properties style:column-width="8.802cm" style:rel-column-width="31093*"/>
    </style:style>
    <style:style style:name="Таблица1.A1" style:family="table-cell">
      <style:table-cell-properties fo:padding="0.097cm" fo:border-left="none" fo:border-right="none" fo:border-top="none" fo:border-bottom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1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text-properties style:font-name="Cambria" fo:language="ru" fo:country="RU" style:font-name-asian="Times New Roman1" style:font-name-complex="Times New Roman1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text-properties style:font-name="Cambria" fo:language="en" fo:country="US"/>
    </style:style>
    <style:style style:name="P10" style:family="paragraph" style:parent-style-name="Text_20_body" style:list-style-name="L3">
      <style:paragraph-properties fo:text-align="start" style:justify-single-word="false"/>
      <style:text-properties style:font-name="Cambria" fo:language="ru" fo:country="RU"/>
    </style:style>
    <style:style style:name="P11" style:family="paragraph" style:parent-style-name="Text_20_body" style:list-style-name="L2">
      <style:paragraph-properties fo:margin-left="2.501cm" fo:margin-right="0cm" fo:text-align="start" style:justify-single-word="false" fo:text-indent="-0.635cm" style:auto-text-indent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12" style:family="paragraph" style:parent-style-name="Text_20_body" style:list-style-name="L2">
      <style:paragraph-properties fo:margin-left="2.501cm" fo:margin-right="0cm" fo:text-align="start" style:justify-single-word="false" fo:text-indent="-0.635cm" style:auto-text-indent="false"/>
      <style:text-properties style:font-name="Cambria"/>
    </style:style>
    <style:style style:name="P13" style:family="paragraph" style:parent-style-name="Heading_20_1">
      <style:text-properties style:font-name="Cambria"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name-asian="Times New Roman1" style:font-weight-asian="bold" style:font-name-complex="Times New Roman1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4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26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draw:frame draw:style-name="fr1" draw:name="Графический объект1" text:anchor-type="as-char" svg:width="0.981cm" svg:height="0.951cm" draw:z-index="1"><draw:image xlink:href="../../odt/images/0023.png" xlink:type="simple" xlink:show="embed" xlink:actuate="onLoad"/></draw:frame></text:p>
          </table:table-cell>
          <table:table-cell table:style-name="Table1.B1" office:value-type="string">
            <text:h text:style-name="P13" text:outline-level="1">Выборка из вектора</text:h>
          </table:table-cell>
        </table:table-row>
        <table:table-row>
          <table:table-cell table:style-name="Table1.A2" office:value-type="string">
            <text:p text:style-name="P15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14"><draw:frame draw:style-name="fr2" draw:name="Графический объект2" text:anchor-type="as-char" svg:width="1.75cm" svg:height="1.27cm" draw:z-index="0"><draw:image xlink:href="../../odt/images/0023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выборку элементов из входного векторного сигнала в соответствии с заданным <text:span text:style-name="T7">типом выборки</text:span>.</text:p>
            <text:p text:style-name="P4"><text:span text:style-name="T21">Свойства</text:span><text:span text:style-name="T19">:</text:span></text:p>
            <text:list xml:id="list4364762450281945910" text:style-name="L1">
              <text:list-item>
                <text:p text:style-name="P6">Тип выборки:</text:p>
              </text:list-item>
            </text:list>
            <text:list xml:id="list884006142619189503" text:style-name="L2">
              <text:list-item>
                <text:p text:style-name="P11">Ручная.</text:p>
              </text:list-item>
              <text:list-item>
                <text:p text:style-name="P11">Четные элементы.</text:p>
              </text:list-item>
              <text:list-item>
                <text:p text:style-name="P11">Нечетные элементы.</text:p>
              </text:list-item>
              <text:list-item>
                <text:p text:style-name="P12"><text:span text:style-name="T25">Первые </text:span><text:span text:style-name="T12">N </text:span><text:span text:style-name="T25">элементов.</text:span></text:p>
              </text:list-item>
              <text:list-item>
                <text:p text:style-name="P12"><text:span text:style-name="T25">Последние </text:span><text:span text:style-name="T12">N </text:span><text:span text:style-name="T25">элементов.</text:span></text:p>
              </text:list-item>
              <text:list-item>
                <text:p text:style-name="P11">В обратном порядке.</text:p>
              </text:list-item>
              <text:list-item>
                <text:p text:style-name="P11">По возрастанию.</text:p>
              </text:list-item>
              <text:list-item>
                <text:p text:style-name="P11">По убыванию.</text:p>
              </text:list-item>
            </text:list>
            <text:list xml:id="list21200254" text:continue-list="list4364762450281945910" text:style-name="L1">
              <text:list-item>
                <text:p text:style-name="P8"><text:span text:style-name="T25">Номера элементов </text:span><text:span text:style-name="T12">(</text:span><text:span text:style-name="T25">ручная выборка) – номера элементов для типа выборки </text:span><text:span text:style-name="T26">Ручная</text:span><text:span text:style-name="T25">.</text:span></text:p>
              </text:list-item>
              <text:list-item>
                <text:p text:style-name="P8"><text:span text:style-name="T25">Параметр </text:span><text:span text:style-name="T12">N </text:span><text:span text:style-name="T25">– количество элементов для типов выборки </text:span><text:span text:style-name="T26">Первые </text:span><text:span text:style-name="T13">N </text:span><text:span text:style-name="T26">элементов</text:span><text:span text:style-name="T25"> и </text:span><text:span text:style-name="T26">Последние </text:span><text:span text:style-name="T13">N </text:span><text:span text:style-name="T26">элементов</text:span><text:span text:style-name="T12">.</text:span></text:p>
              </text:list-item>
            </text:list>
            <text:p text:style-name="P3"><text:span text:style-name="T18">Примеры</text:span> заполнения диалогового окна свойств блока:</text:p>
            <text:p text:style-name="P3">Предположим, что на вход блока подан векторный сигнал, содержащий <text:span text:style-name="T20">5</text:span> <text:span text:style-name="T7">постоянных</text:span> (по времени) сигнала: <text:span text:style-name="T20">3</text:span>, <text:span text:style-name="T20">5</text:span>, <text:span text:style-name="T20">2</text:span>, <text:span text:style-name="T20">6</text:span> и <text:span text:style-name="T20">1</text:span>.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0">Ручная выборка</text:span>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7">Тип выборки</text:p>
                </table:table-cell>
                <table:table-cell table:style-name="Таблица1.B2" office:value-type="string">
                  <text:p text:style-name="P3">Ручная</text:p>
                </table:table-cell>
              </table:table-row>
              <table:table-row>
                <table:table-cell table:style-name="Таблица1.A2" office:value-type="string">
                  <text:p text:style-name="P5"><text:soft-page-break/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9">[2,3,5]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10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3-х «жильный» вектор с сигналами <text:span text:style-name="T20">5</text:span>, <text:span text:style-name="T20">2</text:span> и <text:span text:style-name="T20">1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20">Четные элементы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7">Тип выборки</text:p>
                </table:table-cell>
                <table:table-cell table:style-name="Таблица1.B2" office:value-type="string">
                  <text:p text:style-name="P3">Четные элементы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10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2-х «жильный» вектор с сигналами <text:span text:style-name="T20">5</text:span> и <text:span text:style-name="T20">6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20">Последние </text:span><text:span text:style-name="T11">N </text:span><text:span text:style-name="T20">элементо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7">Тип выборки</text:p>
                </table:table-cell>
                <table:table-cell table:style-name="Таблица1.B2" office:value-type="string">
                  <text:p text:style-name="P3">Последние <text:span text:style-name="T10">N</text:span>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10">N</text:span></text:p>
                </table:table-cell>
                <table:table-cell table:style-name="Таблица1.B17" office:value-type="float" office:value="3">
                  <text:p text:style-name="P9">3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3">На выходе блока имеем 3-х «жильный» вектор с сигналами <text:span text:style-name="T11">2</text:span>, <text:span text:style-name="T11">6</text:span> и <text:span text:style-name="T20">1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3"><text:span text:style-name="T20">Обратный порядок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7">Тип выборки</text:p>
                </table:table-cell>
                <table:table-cell table:style-name="Таблица1.B2" office:value-type="string">
                  <text:p text:style-name="P3">В обратном порядке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10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5">На выходе блока имеем 5-ти «жильный» вектор с сигналами <text:span text:style-name="T20">1</text:span>, <text:span text:style-name="T20">6</text:span>, <text:span text:style-name="T11">2</text:span>, <text:span text:style-name="T20">5</text:span> и <text:span text:style-name="T20">3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5"><text:span text:style-name="T20">По возрастанию</text:span>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2" office:value-type="string">
                  <text:p text:style-name="P7">Тип выборки</text:p>
                </table:table-cell>
                <table:table-cell table:style-name="Таблица1.B2" office:value-type="string">
                  <text:p text:style-name="P3">По возрастанию</text:p>
                </table:table-cell>
              </table:table-row>
              <table:table-row>
                <table:table-cell table:style-name="Таблица1.A2" office:value-type="string">
                  <text:p text:style-name="P5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A2" office:value-type="string">
                  <text:p text:style-name="P5">Параметр <text:span text:style-name="T10">N</text:span></text:p>
                </table:table-cell>
                <table:table-cell table:style-name="Таблица1.B2" office:value-type="string">
                  <text:p text:style-name="P3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5">На выходе блока имеем 5-ти «жильный» вектор с сигналами <text:span text:style-name="T20">1</text:span>, <text:span text:style-name="T20">2</text:span>, <text:span text:style-name="T20">3</text:span>, <text:span text:style-name="T20">5</text:span> и <text:span text:style-name="T20">6</text:span>.</text:p>
                </table:table-cell>
                <table:covered-table-cell/>
              </table:table-row>
            </table:table>
            <text:p text:style-name="P2"><text:span text:style-name="T20">Примечание</text:span>:</text:p>
            <text:list xml:id="list8902855778225553932" text:style-name="L3">
              <text:list-item>
                <text:p text:style-name="P10"><text:soft-page-break/><text:span text:style-name="T15">Именованные свойства </text:span><text:span text:style-name="T22">могут быть заданы </text:span><text:span text:style-name="T15">как </text:span><text:span text:style-name="T14">локальные</text:span><text:span text:style-name="T15"> переменные модели (субмодели) во вкладке </text:span><text:span text:style-name="T14">Параметры,</text:span><text:span text:style-name="T15"> как </text:span><text:span text:style-name="T14">глобальные</text:span><text:span text:style-name="T15"> сигналы проекта при помощи пункта главного меню </text:span><text:span text:style-name="T8">Сервис</text:span><text:span text:style-name="T15"> </text:span><text:span text:style-name="T16">→</text:span><text:span text:style-name="T17"> </text:span><text:span text:style-name="T13">Сигналы,</text:span><text:span text:style-name="T15"> </text:span><text:span text:style-name="T22">или как </text:span><text:span text:style-name="T8">внешние</text:span><text:span text:style-name="T22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борка из вектора</dc:title>
    <dc:date>2014-11-29T01:03:30.03</dc:date>
    <meta:generator>OpenOffice/4.1.1$Win32 OpenOffice.org_project/411m6$Build-9775</meta:generator>
    <meta:editing-duration>PT13H26M36S</meta:editing-duration>
    <meta:editing-cycles>100</meta:editing-cycles>
    <meta:document-statistic meta:table-count="2" meta:image-count="2" meta:object-count="0" meta:page-count="3" meta:paragraph-count="73" meta:word-count="302" meta:character-count="1858"/>
    <meta:user-defined meta:name="Поле 1"/>
    <meta:user-defined meta:name="Поле 2"/>
    <meta:user-defined meta:name="Поле 3"/>
    <meta:user-defined meta:name="Поле 4"/>
  </office:meta>
</office:document-meta>
</file>